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text-properties officeooo:rsid="000e0954" officeooo:paragraph-rsid="000e0954"/>
    </style:style>
    <style:style style:name="P2" style:family="paragraph" style:parent-style-name="Standard">
      <style:text-properties fo:font-weight="bold" officeooo:rsid="000e0954" officeooo:paragraph-rsid="000e0954" style:font-weight-asian="bold" style:font-weight-complex="bold"/>
    </style:style>
    <style:style style:name="P3" style:family="paragraph" style:parent-style-name="Standard">
      <style:text-properties fo:font-weight="normal" officeooo:rsid="000e0954" officeooo:paragraph-rsid="000e0954" style:font-weight-asian="normal" style:font-weight-complex="normal"/>
    </style:style>
    <style:style style:name="P4" style:family="paragraph" style:parent-style-name="Standard">
      <style:text-properties style:font-name="Liberation Serif" fo:font-size="12pt" fo:font-weight="normal" officeooo:rsid="000e0954" officeooo:paragraph-rsid="000e0954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6996" style:font-weight-asian="normal" style:font-weight-complex="normal"/>
    </style:style>
    <style:style style:name="T3" style:family="text">
      <style:text-properties style:font-name="sans-serif" fo:font-size="15pt"/>
    </style:style>
    <style:style style:name="T4" style:family="text">
      <style:text-properties fo:font-size="15pt"/>
    </style:style>
    <style:style style:name="T5" style:family="text">
      <style:text-properties style:font-name="serif" fo:font-size="15pt"/>
    </style:style>
    <style:style style:name="T6" style:family="text">
      <style:text-properties style:font-name="serif" fo:font-size="9pt"/>
    </style:style>
    <style:style style:name="T7" style:family="text">
      <style:text-properties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Для оптимизации каких процессов можно применять методы ДП?</text:p>
      <text:p text:style-name="P2">Приведите примеры.</text:p>
      <text:p text:style-name="P1"/>
      <text:p text:style-name="P1"><text:tab/>Для процессов (экономических и производственных и т.д.), в которых необходимо учитывать изменение моделируемого процесса во времени и влияние времени на критерий</text:p>
      <text:p text:style-name="P1">оптимальности. Примеры – выбор оптимальной стратегии замены оборудования, задача выбора кратчайшего пути, задача оптимального распределения средств на расширение производства.</text:p>
      <text:p text:style-name="P1"/>
      <text:p text:style-name="P2">2. Что называется управлением? Какой процесс называется управляемым?</text:p>
      <text:p text:style-name="P2">Приведите примеры.</text:p>
      <text:p text:style-name="P2"/>
      <text:p text:style-name="P3"><text:tab/>Управление – совокупность решений, принимаемых на каждом шаге: процесс, для которого от выбора управления зависит величина получаемого выигрыша; например – выбор минимального по затратам пути, процесс использования оборудования с выбором заменять его или нет</text:p>
      <text:p text:style-name="P2"/>
      <text:p text:style-name="P2">3. Что называется оптимальным управлением?</text:p>
      <text:p text:style-name="P2"/>
      <text:p text:style-name="P3"><text:tab/>Значение управления, при котором достигается оптимальное значение критерия эффективности</text:p>
      <text:p text:style-name="P2"/>
      <text:p text:style-name="P2">4. На каких принципах основывается решение задач ДП? Сформулируйте их.</text:p>
      <text:p text:style-name="P2"/>
      <text:p text:style-name="P3"><text:tab/>Принцип оптимальности Беллмана, каковы бы ни были</text:p>
      <text:p text:style-name="P3">начальное состояние на любом шаге и управление, выбранное на этом шаге,</text:p>
      <text:p text:style-name="P3">последующие управления должны выбираться оптимальными относительно</text:p>
      <text:p text:style-name="P3">состояния, к которому придет система в конце</text:p>
      <text:p text:style-name="P2"/>
      <text:p text:style-name="P2">5. Перечислите этапы составления математической модели задач ДП.</text:p>
      <text:p text:style-name="P2"/>
      <text:p text:style-name="P3">1. Разбиение задачи на шаги</text:p>
      <text:p text:style-name="P3">2. выбор переменных, характеризующих состояние s моделируемого</text:p>
      <text:p text:style-name="P3">процесса перед каждым шагом, и выявление налагаемых на них ограничений</text:p>
      <text:p text:style-name="P3">3. Определение множества шаговых управлений</text:p>
      <text:p text:style-name="P3">4. Определение выигрыша f_i ( s, x_i )</text:p>
      <text:p text:style-name="P3">5. Определение состояния s', в которое переходит система из состояния s под</text:p>
      <text:p text:style-name="P3">влиянием управления x_i </text:p>
      <text:p text:style-name="P3">6. Составление уравнения, определяющего условный оптимальный выигрыш</text:p>
      <text:p text:style-name="P3">на последнем шаге, для состояния s моделируемого процесса</text:p>
      <text:p text:style-name="P3">7. Составление основного функционального уравнения динамического</text:p>
      <text:p text:style-name="P3">программирования, определяющего условный оптимальный выигрыш для</text:p>
      <text:p text:style-name="P3">данного состояния s с i -го шага и до конца процесса через уже известный</text:p>
      <text:p text:style-name="P3">условный оптимальный выигрыш с ( i_1 )-го шага и до конца</text:p>
      <text:p text:style-name="P2"/>
      <text:p text:style-name="P2">6. Приведите примеры задач, решаемых методами ДП</text:p>
      <text:p text:style-name="P2"/>
      <text:p text:style-name="P2"/>
      <text:p text:style-name="P3"><text:tab/>Задача нахождения кратчайшего пути, определения оптимальной стратегии замены оборудования, оптимального распределения средств на расширение производства</text:p>
      <text:p text:style-name="P2"><text:soft-page-break/></text:p>
      <text:p text:style-name="P2">7. Сформулируйте задачу нахождения кратчайшего пути. Укажите метод ее</text:p>
      <text:p text:style-name="P2">решения.</text:p>
      <text:p text:style-name="P2"/>
      <text:p text:style-name="P3"><text:tab/>Пусть имеется взвешенный граф, требуется найти путь из одной вершины в другую, чтобы сумма весов пройденных рёбер была минимальной. Пронумеруем вершины, номер 1 имеет первая вершина, N – последняя. Каждой вершине поставим в соответствие число – вершине N – 0, всем остальным – достаточно большое (бесконечность). Затем для каждой вершины, смежной с последней вершиной, сравним 2 числа – поставленное в соответствие ей и поставленное в соответствие текущей вершине, увеличенное на вес ребра, соединяющей её с рассматриваемой вершиной, в рассматриваемую вершину запишем меньшее из них. Повторим данную операцию, пока все вершины не будут обработаны, кроме вершины с номером 1. Получим для каждой вершины поставленное ей в соответствие число, показывающее наименьшую сумму весов пути от данной вершины к последней, т.е. длину кратчайшего пути.</text:p>
      <text:p text:style-name="P2"/>
      <text:p text:style-name="P2">8. Сформулируйте задачу замены оборудования и укажите метод ее решения.</text:p>
      <text:p text:style-name="P2"/>
      <text:p text:style-name="P2"><text:tab/><text:span text:style-name="T1"> Определить оптимальную стратегию использования оборудования в</text:span></text:p>
      <text:p text:style-name="P2"><text:span text:style-name="T1">период времени длительностью m лет, причем прибыль за каждые i лет, от использования оборудования возраста t лет должна быть максимальной.</text:span></text:p>
      <text:p text:style-name="P2"/>
      <text:p text:style-name="P4">Первый этап. При движении от начала n-го года к началу 1-го года для каждого допустимого состояния оборудования находится условное оптимальное управление (решение) – u(t).<text:line-break/>Второй этап. При движении от начала 1-го года к началу n-го года из условных оптимальных решений составляется оптимальный план замены оборудования – u*(t).</text:p>
      <text:p text:style-name="P2"/>
      <text:p text:style-name="P2">9. Сформулируйте задачу оптимального распределения ресурсов и укажите</text:p>
      <text:p text:style-name="P2">метод ее решения.</text:p>
      <text:p text:style-name="P2"><text:tab/></text:p>
      <text:p text:style-name="P2"><text:tab/><text:span text:style-name="T1">Группе предприятий выделяются дополнительные средства на реконструкцию и модернизацию производства. По каждому из n предприятий известен возможный прирост выпуска продукции в зависимости от выделенной ему суммы х. Требуется так распределить между предприятиями имеющиеся средства c , чтобы общий прирост выпуска продукции был максимальным.</text:span></text:p>
      <text:p text:style-name="P2"><text:span text:style-name="T1">Максимальный прирост выпуска продукции на n предприятиях определяется как максимум суммы прироста выпуска на n -м предприятии и прироста выпуска на остальных n-1 предприятиях при условии, что оставшиеся после n -гo предприятия средства распределяются между остальными предприятиями оптимально.</text:span></text:p>
      <text:p text:style-name="P2"><text:span text:style-name="T1">Имея функциональные уравнения, можно последовательно найти сначала B_1 , затем B_2 , B_3 ,... и, наконец, B_n-1 и B_n для различных значений распределяемой суммы средств.</text:span></text:p>
      <text:p text:style-name="P2"><text:span text:style-name="T1">Для отыскания оптимального распределения средств прежде всего находим</text:span></text:p>
      <text:p text:style-name="P2"><text:span text:style-name="T1">величину x</text:span><text:span text:style-name="T2">*_</text:span><text:span text:style-name="T1">n(c) ассигнований n-му предприятию, которая позволяет достичь полученного нами максимального значения B</text:span><text:span text:style-name="T2">_</text:span><text:span text:style-name="T1">n прироста продукции. По величине оставшихся средств с-x</text:span><text:span text:style-name="T2">*_</text:span><text:span text:style-name="T1">n(c) и уже известному нам значению B</text:span><text:span text:style-name="T2">_</text:span><text:span text:style-name="T1">n-1 устанавливаем x</text:span><text:span text:style-name="T2">_</text:span><text:span text:style-name="T1">n-1(c) — величину ассигнований n-1 -му предприятию и т.д. и, наконец, находим x</text:span><text:span text:style-name="T2">_</text:span><text:span text:style-name="T1">2(c) и x</text:span><text:span text:style-name="T2">_</text:span><text:span text:style-name="T1">1(c)</text:span></text:p>
      <text:p text:style-name="P2"><text:tab/></text:p>
      <text:p text:style-name="P2"/>
      <text:p text:style-name="P2">10. В чем заключается принцип оптимальности Беллмана.</text:p>
      <text:p text:style-name="P3">каковы бы ни были</text:p>
      <text:p text:style-name="P3"><text:soft-page-break/>начальное состояние на любом шаге и управление, выбранное на этом шаге,</text:p>
      <text:p text:style-name="P3">последующие управления должны выбираться оптимальными относительно</text:p>
      <text:p text:style-name="P3">состояния, к которому придет система в конце. Т.е. управление на каждом шаге</text:p>
      <text:p text:style-name="P3">надо выбирать так, чтобы оптимальной была сумма выигрышей на всех</text:p>
      <text:p text:style-name="P3">оставшихся до конца процесса шагах, включая выигрыш на данном шаге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02:04:20.830999705</meta:creation-date>
    <dc:date>2022-10-22T10:58:17.672909559</dc:date>
    <meta:editing-duration>PT8H54M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3" meta:paragraph-count="53" meta:word-count="712" meta:character-count="5394" meta:non-whitespace-character-count="4710"/>
  </office:meta>
</office:document-meta>
</file>